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ing_20_2" style:master-page-name="Standard">
      <style:paragraph-properties style:page-number="auto"/>
    </style:style>
    <style:style style:name="T1" style:family="text">
      <style:text-properties fo:font-style="italic" style:font-style-asian="itali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Programmavoorstelling</text:h>
      <text:p text:style-name="Standard"/>
      <text:h text:style-name="Heading_20_3" text:outline-level="3">1 API</text:h>
      <text:p text:style-name="Standard">API is de afkorting van <text:span text:style-name="T1">Application Programming Interface</text:span>. Dit is een verzameling definities op basis waarvan een computerprogramma kan communiceren met een ander programma of onderdeel. Een API vormt de scheiding tussen verschillende lagen van abstractie, zodat programma’s op een hoog niveau van abstractie kunnen werken en het lage abstractie niveau kan uitbesteden aan API’s. Zo kan een programma gebruik maken van een API voor te printen zonder te moeten weten hoe het printen werkt. Het grote voordeel van een API is dan ook dat de programmeur de details van de API niet hoeft te kennen. Hierdoor zijn er meerdere implementaties mogelijk zolang deze voldoen aan de API.</text:p>
      <text:p text:style-name="Standard"/>
      <text:p text:style-name="Standard">De meest gebruikte API in deze masterproef is de API van Java zelf. Deze is uitgebreid gedocumenteerd en terug te vinden op de website van Sun. Verder maken we ook gebruik van de API’s van Piccolo en Xstream.</text:p>
      <text:p text:style-name="Standard"/>
      <text:h text:style-name="Heading_20_3" text:outline-level="3">2 Javadoc</text:h>
      <text:p text:style-name="Standard">Javadoc is een <text:span text:style-name="T1">document generator</text:span> van Sun Microsytems. Javadoc genereert documentatie in HTML formaat vanuit de Java code op een eenvoudige manier. In de Java code is het mogelijk commentaar voor een klasse, variabele of methode te voorzien met als beginteken /** en als eindteken */. Javadoc neemt de tekst tussen deze tekens op als commentaar en zet ze als uitleg bij de bijhorende klasse, variabele of methode in de documentatie. Het is ook mogelijk parameters zoals auteur, methodeparameter of teruggegeven waarde van een methode…, in de commentaar mee te geven. Javadoc creëert zo een overzichtelijke documentatie van de verschillende klassen met hun verschillende variabelen en methodes en uitleg bij hun werking. Hierdoor is het makkelijker het programma te begrijpen zonder te veel de code te moeten onderzoek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n" fo:country="US"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nl" fo:country="B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Standaardalinea-lettertype"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udent</meta:initial-creator>
    <meta:creation-date>2008-04-01T14:54:00</meta:creation-date>
    <dc:creator>Wouter</dc:creator>
    <dc:date>2008-04-03T14:10:00</dc:date>
    <meta:editing-cycles>22</meta:editing-cycles>
    <meta:editing-duration>PT1H21M</meta:editing-duration>
    <meta:document-statistic meta:table-count="0" meta:image-count="0" meta:object-count="0" meta:page-count="1" meta:paragraph-count="6" meta:word-count="279" meta:character-count="1738" meta:non-whitespace-character-count="1465"/>
    <meta:generator>LibreOffice/5.3.3.2$Linux_X86_64 LibreOffice_project/30m0$Build-2</meta:generator>
  </office:meta>
</office:document-meta>
</file>